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024A381C7DFF9183C91.png" manifest:media-type="image/png"/>
  <manifest:file-entry manifest:full-path="Pictures/100002010000026200000025989D8941AE3A3868.png" manifest:media-type="image/png"/>
  <manifest:file-entry manifest:full-path="Pictures/100002010000026700000025434AD5D1E5EA9BEE.png" manifest:media-type="image/png"/>
  <manifest:file-entry manifest:full-path="Pictures/100002010000025F00000026DCBC8CBB41D5D111.png" manifest:media-type="image/png"/>
  <manifest:file-entry manifest:full-path="Pictures/10000201000002510000002680B4F5C15F9512E9.png" manifest:media-type="image/png"/>
  <manifest:file-entry manifest:full-path="Pictures/100002010000021E0000002550222A90DE7D6BB1.png" manifest:media-type="image/png"/>
  <manifest:file-entry manifest:full-path="Pictures/100002010000024C00000021464DDDBD53F4F7B0.png" manifest:media-type="image/png"/>
  <manifest:file-entry manifest:full-path="Pictures/10000201000002560000003965A654195793F946.png" manifest:media-type="image/png"/>
  <manifest:file-entry manifest:full-path="Pictures/100002010000027C000000276116A428AE8C7E4B.png" manifest:media-type="image/png"/>
  <manifest:file-entry manifest:full-path="Pictures/10000201000002420000002980BDC37922C9A654.png" manifest:media-type="image/png"/>
  <manifest:file-entry manifest:full-path="Pictures/100002010000024F00000026E77F58187FE92779.png" manifest:media-type="image/png"/>
  <manifest:file-entry manifest:full-path="Pictures/100002010000024D000000359DDB37401D675E17.png" manifest:media-type="image/png"/>
  <manifest:file-entry manifest:full-path="Pictures/1000020100000266000000258B79CD9B96A94A98.png" manifest:media-type="image/png"/>
  <manifest:file-entry manifest:full-path="Pictures/100002010000025300000027349B7A27C6E181DB.png" manifest:media-type="image/png"/>
  <manifest:file-entry manifest:full-path="Pictures/100002010000027C0000002C8CA6F7F232721B85.png" manifest:media-type="image/png"/>
  <manifest:file-entry manifest:full-path="Pictures/100002010000024900000027BD03171914FE98D7.png" manifest:media-type="image/png"/>
  <manifest:file-entry manifest:full-path="Pictures/1000020100000260000000235C59341C5571C923.png" manifest:media-type="image/png"/>
  <manifest:file-entry manifest:full-path="Pictures/100002010000026B00000028E2CB678406EF203B.png" manifest:media-type="image/png"/>
  <manifest:file-entry manifest:full-path="Pictures/100002010000028200000028BF47A00CE8E61341.png" manifest:media-type="image/png"/>
  <manifest:file-entry manifest:full-path="Pictures/10000201000002B100000024D677DC797399B9BA.png" manifest:media-type="image/png"/>
  <manifest:file-entry manifest:full-path="Pictures/100002010000025400000025391AAF1CBFAEE4D0.png" manifest:media-type="image/png"/>
  <manifest:file-entry manifest:full-path="Pictures/10000201000002540000003B821B1783C52FC895.png" manifest:media-type="image/png"/>
  <manifest:file-entry manifest:full-path="Pictures/10000201000002530000002905FC1063BBE7EA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cm" fo:margin-bottom="0cm" loext:contextual-spacing="false" fo:text-align="center" style:justify-single-word="false"/>
      <style:text-properties style:text-position="super 58%" officeooo:paragraph-rsid="0013cd1d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P5" style:family="paragraph" style:parent-style-name="Standard" style:list-style-name="WWNum4">
      <style:paragraph-properties fo:margin-top="0cm" fo:margin-bottom="0cm" loext:contextual-spacing="true" fo:text-align="justify" style:justify-single-word="false"/>
      <style:text-properties fo:font-weight="bold" style:font-weight-asian="bold"/>
    </style:style>
    <style:style style:name="P6" style:family="paragraph" style:parent-style-name="Standard" style:list-style-name="WWNum4">
      <style:paragraph-properties fo:margin-top="0cm" fo:margin-bottom="0cm" loext:contextual-spacing="true" fo:text-align="justify" style:justify-single-word="false"/>
      <style:text-properties fo:font-weight="bold" officeooo:paragraph-rsid="00167de6" style:font-weight-asian="bold"/>
    </style:style>
    <style:style style:name="P7" style:family="paragraph" style:parent-style-name="Standard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officeooo:paragraph-rsid="0013cd1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position="super 58%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position="super 58%" officeooo:paragraph-rsid="0013cd1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position="super 58%" officeooo:paragraph-rsid="0015a517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position="super 58%" officeooo:paragraph-rsid="00187601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text-position="super 58%" officeooo:paragraph-rsid="0015a517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3cd1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87601"/>
    </style:style>
    <style:style style:name="P18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67de6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87601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22" style:family="paragraph" style:parent-style-name="Standard" style:list-style-name="WWNum1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23" style:family="paragraph" style:parent-style-name="Standard" style:list-style-name="WWNum1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paragraph-rsid="0017e702"/>
    </style:style>
    <style:style style:name="P24" style:family="paragraph" style:parent-style-name="Standard" style:list-style-name="WWNum1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paragraph-rsid="00187601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paragraph-rsid="0017e702"/>
    </style:style>
    <style:style style:name="P26" style:family="paragraph" style:parent-style-name="Standard" style:list-style-name="WWNum5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weight="bold" style:font-weight-asian="bold"/>
    </style:style>
    <style:style style:name="P27" style:family="paragraph" style:parent-style-name="Standard" style:list-style-name="WWNum1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weight="bold" style:font-weight-asian="bold"/>
    </style:style>
    <style:style style:name="P28" style:family="paragraph" style:parent-style-name="Standard" style:list-style-name="WWNum1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weight="bold" officeooo:paragraph-rsid="00187601" style:font-weight-asian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weight="bold" officeooo:paragraph-rsid="00187601" style:font-weight-asian="bold"/>
    </style:style>
    <style:style style:name="P30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</style:style>
    <style:style style:name="P31" style:family="paragraph" style:parent-style-name="Standard" style:list-style-name="WWNum5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176960"/>
    </style:style>
    <style:style style:name="P32" style:family="paragraph" style:parent-style-name="Standard" style:list-style-name="WWNum2">
      <style:paragraph-properties fo:margin-left="0cm" fo:margin-right="0cm" fo:margin-top="0cm" fo:margin-bottom="0cm" loext:contextual-spacing="true" fo:text-align="start" style:justify-single-word="false" fo:text-indent="0cm" style:auto-text-indent="false"/>
    </style:style>
    <style:style style:name="P33" style:family="paragraph" style:parent-style-name="Standard" style:list-style-name="WWNum3">
      <style:paragraph-properties fo:margin-left="0cm" fo:margin-right="0cm" fo:margin-top="0cm" fo:margin-bottom="0cm" loext:contextual-spacing="true" fo:text-align="start" style:justify-single-word="false" fo:text-indent="0cm" style:auto-text-indent="false"/>
    </style:style>
    <style:style style:name="P34" style:family="paragraph" style:parent-style-name="Standard" style:list-style-name="WWNum3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17e702"/>
    </style:style>
    <style:style style:name="P35" style:family="paragraph" style:parent-style-name="Standard" style:list-style-name="WWNum3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187601"/>
    </style:style>
    <style:style style:name="P36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17e702"/>
    </style:style>
    <style:style style:name="P37" style:family="paragraph" style:parent-style-name="Standard" style:list-style-name="WWNum5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text-position="super 58%" officeooo:paragraph-rsid="00176960"/>
    </style:style>
    <style:style style:name="P38" style:family="paragraph" style:parent-style-name="Standard" style:list-style-name="WWNum1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officeooo:paragraph-rsid="0017e702"/>
    </style:style>
    <style:style style:name="P39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7cm" style:auto-text-indent="false"/>
    </style:style>
    <style:style style:name="P40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41" style:family="paragraph" style:parent-style-name="Standard">
      <loext:graphic-properties draw:fill="none"/>
      <style:paragraph-properties fo:margin-left="1.3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tyle="italic" style:font-style-asian="italic"/>
    </style:style>
    <style:style style:name="P42" style:family="paragraph" style:parent-style-name="Standard">
      <loext:graphic-properties draw:fill="none"/>
      <style:paragraph-properties fo:margin-left="1.3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43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17e702"/>
    </style:style>
    <style:style style:name="P4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17e702"/>
    </style:style>
    <style:style style:name="P45" style:family="paragraph" style:parent-style-name="Standard">
      <loext:graphic-properties draw:fill="none"/>
      <style:paragraph-properties fo:margin-left="0.7cm" fo:margin-right="0cm" fo:margin-top="0cm" fo:margin-bottom="0cm" loext:contextual-spacing="false" fo:text-align="justify" style:justify-single-word="false" fo:text-indent="-0.6cm" style:auto-text-indent="false" fo:background-color="transparent"/>
      <style:text-properties fo:font-weight="bold" style:font-weight-asian="bold"/>
    </style:style>
    <style:style style:name="P46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font-size="16pt" fo:font-weight="bold" style:font-size-asian="16pt" style:font-weight-asian="bold" style:font-size-complex="16pt"/>
    </style:style>
    <style:style style:name="P4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style:font-weight-asian="bold"/>
    </style:style>
    <style:style style:name="P48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49" style:family="paragraph" style:parent-style-name="Heading_20_2">
      <style:paragraph-properties fo:margin-top="0cm" fo:margin-bottom="0cm" loext:contextual-spacing="false" fo:text-align="center" style:justify-single-word="false"/>
    </style:style>
    <style:style style:name="P50" style:family="paragraph" style:parent-style-name="Heading_20_2">
      <style:paragraph-properties fo:margin-top="0cm" fo:margin-bottom="0cm" loext:contextual-spacing="false" fo:text-align="center" style:justify-single-word="false"/>
      <style:text-properties officeooo:paragraph-rsid="00176960"/>
    </style:style>
    <style:style style:name="P51" style:family="paragraph" style:parent-style-name="Heading_20_2">
      <loext:graphic-properties draw:fill="none"/>
      <style:paragraph-properties fo:margin-left="0.7cm" fo:margin-right="0cm" fo:margin-top="0cm" fo:margin-bottom="0cm" loext:contextual-spacing="false" fo:text-align="center" style:justify-single-word="false" fo:text-indent="-0.6cm" style:auto-text-indent="false" fo:background-color="transparent"/>
    </style:style>
    <style:style style:name="P52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P53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87601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1b0ce"/>
    </style:style>
    <style:style style:name="T3" style:family="text">
      <style:text-properties officeooo:rsid="001395b9"/>
    </style:style>
    <style:style style:name="T4" style:family="text">
      <style:text-properties officeooo:rsid="0013cd1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3cd1d"/>
    </style:style>
    <style:style style:name="T7" style:family="text">
      <style:text-properties officeooo:rsid="0015a517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187601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</text:p>
      <text:p text:style-name="P46">DOCUMENTAÇÃO</text:p>
      <text:p text:style-name="P47">Desenvolvedores: Lucas Silva e Nicacio Arruda</text:p>
      <text:p text:style-name="P45">Sistema Operacional: Linux/Debian</text:p>
      <text:p text:style-name="P45">Ambiente de desenvolvimento: gcc(4.9.2)</text:p>
      <text:p text:style-name="P45"/>
      <text:p text:style-name="P51"><text:bookmark text:name="_80mo8q5lnt09"/>Descrição do programa</text:p>
      <text:p text:style-name="P14">O objetivo do programa é criar uma biblioteca em C que contenha uma função para calcular o seno e o arco seno de um dado ângulo .</text:p>
      <text:p text:style-name="P2"/>
      <text:p text:style-name="P49"><text:bookmark text:name="_qjq365z6phmr"/>Entradas do programa</text:p>
      <text:p text:style-name="P14">As entradas do programa é feita passando parâmetros durante a chamada de execução do mesmo. Devem ser passados dois parâmetros, o que será calculado (seno ou arco seno) e o valor do ângulo em radianos. Os valores válidos para a escolha do que será calculo é <text:span text:style-name="T1">a </text:span>para arco seno e <text:span text:style-name="T1">s</text:span> para seno e para o valor do ângulo deve ser passado um número real.</text:p>
      <text:p text:style-name="P2"/>
      <text:p text:style-name="P49"><text:bookmark text:name="_jf5h2t7hdsu5"/>Saídas do programa</text:p>
      <text:p text:style-name="P14">A saída do programa é o resultado do cálculo escolhido pelo usuário no seguinte formato</text:p>
      <text:p text:style-name="P2">seno (<text:span text:style-name="T1">angulo</text:span>) = <text:span text:style-name="T1">resultado</text:span>, para o seno, e</text:p>
      <text:p text:style-name="P2">arc_seno (<text:span text:style-name="T1">seno)</text:span> = <text:span text:style-name="T1">resultado</text:span>,</text:p>
      <text:p text:style-name="P14">para arcoseno.</text:p>
      <text:p text:style-name="P2"/>
      <text:p text:style-name="P49"><text:bookmark text:name="_vzm2zrwrzbe8"/>Observações</text:p>
      <text:p text:style-name="P14">Foi pedido três formas de implementação: usando uma versão estática e dinâmica da biblioteca criada e usando carga sob demanda. Cada solução se encontra nas pastas a, b e c respectivamente. As respostas para os questionamentos sobre o trabalho se encontram ao final deste documento.</text:p>
      <text:p text:style-name="P14">As precisões na saída do programa é de duas casas decimais para o ângulo e de quatro casas para o resultado.</text:p>
      <text:p text:style-name="P50"><text:bookmark text:name="_kxfi6x6kawy5"/><text:soft-page-break/>Limitações</text:p>
      <text:p text:style-name="P14">Caso seja digitado um caracter onde deve ser digitado o ângulo, o resultado é calculado para o ângulo 0 (zero).</text:p>
      <text:p text:style-name="P14"><text:span text:style-name="T3">O calculo do arco seno só funciona para um intervalo de -1 à 1.</text:span></text:p>
      <text:p text:style-name="P14"/>
      <text:p text:style-name="P52"><text:bookmark text:name="_o9csjgd62ry1"/>Instruções</text:p>
      <text:p text:style-name="P14">Após compilar os arquivos com o comando make, para iniciar a aplicação digite:</text:p>
      <text:p text:style-name="P18">./<text:span text:style-name="T4">trabalho_04</text:span> -<text:span text:style-name="T1">opcao angulo</text:span></text:p>
      <text:p text:style-name="P3">Casos de teste</text:p>
      <text:list xml:id="list59939333467652092" text:style-name="WWNum5">
        <text:list-header>
          <text:p text:style-name="P26">Biblioteca estática</text:p>
          <text:p text:style-name="P26"/>
          <text:list>
            <text:list-header>
              <text:p text:style-name="P31">Cálculo do seno de 0 (zero)<draw:frame draw:style-name="fr2" draw:name="image18.png" text:anchor-type="as-char" svg:y="-1.051cm" svg:width="15.584cm" svg:height="0.938cm" draw:z-index="1"><draw:image xlink:href="Pictures/100002010000024F00000026E77F58187FE92779.png" xlink:type="simple" xlink:show="embed" xlink:actuate="onLoad"/></draw:frame></text:p>
              <text:p text:style-name="P37"/>
            </text:list-header>
          </text:list>
        </text:list-header>
      </text:list>
      <text:p text:style-name="P9">Caso de teste 1.a: cálculo do seno de 0</text:p>
      <text:list xml:id="list5528769865792057440" text:style-name="WWNum2">
        <text:list-header>
          <text:p text:style-name="P32">Cálculo do seno de 1.57<draw:frame draw:style-name="fr3" draw:name="image21.png" text:anchor-type="as-char" svg:width="15.921cm" svg:height="0.942cm" draw:z-index="2"><draw:image xlink:href="Pictures/1000020100000266000000258B79CD9B96A94A98.png" xlink:type="simple" xlink:show="embed" xlink:actuate="onLoad"/></draw:frame></text:p>
        </text:list-header>
      </text:list>
      <text:p text:style-name="P9">Caso de teste 1.b: cálculo do seno de 1.57</text:p>
      <text:list xml:id="list7239824491667136684" text:style-name="WWNum3">
        <text:list-header>
          <text:p text:style-name="P34">Cálculo do arco seno de 0 (zero)<text:bookmark text:name="docs-internal-guid-ed97a2d4-6641-c4b8-cfdf-4d8705ea1884"/><text:span text:style-name="T8"><draw:frame draw:style-name="fr4" draw:name="Figura3" text:anchor-type="as-char" svg:width="15.928cm" svg:height="0.873cm" draw:z-index="3"><draw:image xlink:href="Pictures/100002010000024C00000021464DDDBD53F4F7B0.png" xlink:type="simple" xlink:show="embed" xlink:actuate="onLoad"/></draw:frame></text:span></text:p>
        </text:list-header>
      </text:list>
      <text:p text:style-name="P36"/>
      <text:p text:style-name="P16"><text:span text:style-name="T5">Caso de teste 1.</text:span><text:span text:style-name="T6">c</text:span><text:span text:style-name="T5">: cálculo do </text:span><text:span text:style-name="T6">arco </text:span><text:span text:style-name="T5">seno de </text:span><text:span text:style-name="T6">0</text:span></text:p>
      <text:list xml:id="list215952712323455" text:continue-numbering="true" text:style-name="WWNum3">
        <text:list-header>
          <text:p text:style-name="P33">Cálculo do arco seno de 0.999<text:span text:style-name="T4">8</text:span><text:bookmark text:name="docs-internal-guid-ed97a2d4-6642-3219-939b-1f6c1093125e"/><text:span text:style-name="T8"><draw:frame draw:style-name="fr4" draw:name="Figura4" text:anchor-type="as-char" svg:width="15.928cm" svg:height="1.138cm" draw:z-index="4"><draw:image xlink:href="Pictures/100002010000027C0000002C8CA6F7F232721B85.png" xlink:type="simple" xlink:show="embed" xlink:actuate="onLoad"/></draw:frame></text:span></text:p>
        </text:list-header>
      </text:list>
      <text:p text:style-name="P10">Caso de teste 1.b: cálculo do <text:span text:style-name="T4">arco </text:span>seno de <text:span text:style-name="T4">0,9998</text:span></text:p>
      <text:list xml:id="list215952035892564" text:continue-numbering="true" text:style-name="WWNum3">
        <text:list-header>
          <text:p text:style-name="P35">Opção de cálculo inválida</text:p>
          <text:p text:style-name="P35"/>
          <text:p text:style-name="P35"><draw:frame draw:style-name="fr5" draw:name="image25.png" text:anchor-type="as-char" svg:y="-1.492cm" svg:width="15.505cm" svg:height="1.341cm" draw:z-index="10"><draw:image xlink:href="Pictures/100002010000024D000000359DDB37401D675E17.png" xlink:type="simple" xlink:show="embed" xlink:actuate="onLoad"/></draw:frame></text:p>
        </text:list-header>
      </text:list>
      <text:p text:style-name="P15"><text:span text:style-name="T5">Caso de teste 1.e: opção de cálculo inválida</text:span></text:p>
      <text:list xml:id="list215953658684485" text:continue-numbering="true" text:style-name="WWNum3">
        <text:list-header>
          <text:p text:style-name="P33"><text:soft-page-break/>Ângulo não informado<draw:frame draw:style-name="fr3" draw:name="image22.png" text:anchor-type="as-char" svg:width="15.002cm" svg:height="0.942cm" draw:z-index="5"><draw:image xlink:href="Pictures/100002010000021E0000002550222A90DE7D6BB1.png" xlink:type="simple" xlink:show="embed" xlink:actuate="onLoad"/></draw:frame></text:p>
        </text:list-header>
      </text:list>
      <text:list xml:id="list7639953372367946679" text:style-name="L1">
        <text:list-header>
          <text:p text:style-name="P19"><text:span text:style-name="T5">Caso de teste 1.f: ângulo não informado</text:span></text:p>
        </text:list-header>
      </text:list>
      <text:p text:style-name="P30">Caracter informado <text:s/>no lugar do ângulo<draw:frame draw:style-name="fr3" draw:name="image23.png" text:anchor-type="as-char" svg:width="15.372cm" svg:height="0.903cm" draw:z-index="6"><draw:image xlink:href="Pictures/100002010000025300000027349B7A27C6E181DB.png" xlink:type="simple" xlink:show="embed" xlink:actuate="onLoad"/></draw:frame></text:p>
      <text:p text:style-name="P9">Caso de teste 1.g: caracter informado no lugar do ângulo</text:p>
      <text:list xml:id="list1709656162254886370" text:style-name="WWNum1">
        <text:list-header>
          <text:p text:style-name="P27">Biblioteca dinâmica</text:p>
          <text:list>
            <text:list-header>
              <text:p text:style-name="P23">Cálculo do seno de 0 (zero)</text:p>
              <text:p text:style-name="P23"/>
              <text:p text:style-name="P23"><draw:frame draw:style-name="fr3" draw:name="image20.png" text:anchor-type="as-char" svg:width="15.505cm" svg:height="1.039cm" draw:z-index="7"><draw:image xlink:href="Pictures/100002010000025F00000026DCBC8CBB41D5D111.png" xlink:type="simple" xlink:show="embed" xlink:actuate="onLoad"/></draw:frame></text:p>
            </text:list-header>
          </text:list>
        </text:list-header>
      </text:list>
      <text:p text:style-name="P9">Caso de teste 2.a: cálculo do seno de 0</text:p>
      <text:list xml:id="list215952993395938" text:continue-numbering="true" text:style-name="WWNum1">
        <text:list-item>
          <text:list>
            <text:list-header>
              <text:p text:style-name="P23">Cálculo do seno de 1.57</text:p>
              <text:p text:style-name="P23"/>
              <text:p text:style-name="P23"><draw:frame draw:style-name="fr3" draw:name="image16.png" text:anchor-type="as-char" svg:width="15.921cm" svg:height="0.811cm" draw:z-index="8"><draw:image xlink:href="Pictures/100002010000026700000025434AD5D1E5EA9BEE.png" xlink:type="simple" xlink:show="embed" xlink:actuate="onLoad"/></draw:frame></text:p>
            </text:list-header>
          </text:list>
        </text:list-item>
      </text:list>
      <text:p text:style-name="P9">Caso de teste 2.b: cálculo do seno de 1.57</text:p>
      <text:list xml:id="list215952878275601" text:continue-numbering="true" text:style-name="WWNum1">
        <text:list-item>
          <text:list>
            <text:list-header>
              <text:p text:style-name="P23">Cálculo do arco seno de 0 <text:s/></text:p>
              <text:p text:style-name="P23"><draw:frame draw:style-name="fr6" draw:name="Image3" text:anchor-type="paragraph" svg:x="0.52cm" svg:y="-0.189cm" svg:width="14.016cm" svg:height="0.848cm" draw:z-index="15"><draw:image xlink:href="Pictures/100002010000026200000025989D8941AE3A3868.png" xlink:type="simple" xlink:show="embed" xlink:actuate="onLoad"/></draw:frame></text:p>
            </text:list-header>
          </text:list>
        </text:list-item>
      </text:list>
      <text:p text:style-name="P25"/>
      <text:p text:style-name="P25"><text:span text:style-name="T5"/></text:p>
      <text:list xml:id="list215952292449345" text:continue-numbering="true" text:style-name="WWNum1">
        <text:list-item>
          <text:list>
            <text:list-header>
              <text:p text:style-name="P38"><text:span text:style-name="T5">Caso de teste 2.</text:span><text:span text:style-name="T6">c</text:span><text:span text:style-name="T5">: cálculo do </text:span><text:span text:style-name="T6">arco</text:span><text:span text:style-name="T5"> seno de 0</text:span></text:p>
              <text:p text:style-name="P22">Cálculo do arco seno de 0.999<text:span text:style-name="T2">8 </text:span></text:p>
            </text:list-header>
          </text:list>
        </text:list-item>
      </text:list>
      <text:p text:style-name="P21"><draw:frame draw:style-name="fr6" draw:name="Image4" text:anchor-type="paragraph" svg:x="0.483cm" svg:y="0cm" svg:width="14.016cm" svg:height="0.873cm" draw:z-index="9"><draw:image xlink:href="Pictures/100002010000028200000028BF47A00CE8E61341.png" xlink:type="simple" xlink:show="embed" xlink:actuate="onLoad"/></draw:frame></text:p>
      <text:p text:style-name="P10">Caso de teste 2.<text:span text:style-name="T4">d</text:span>: cálculo do <text:span text:style-name="T4">arco</text:span> seno de 0,<text:span text:style-name="T4">9998</text:span></text:p>
      <text:list xml:id="list215953362388648" text:continue-numbering="true" text:style-name="WWNum1">
        <text:list-item>
          <text:list>
            <text:list-header>
              <text:p text:style-name="P24">Opção de cálculo inválida</text:p>
              <text:p text:style-name="P24"><draw:frame draw:style-name="fr2" draw:name="image27.png" text:anchor-type="as-char" svg:y="-1.429cm" svg:width="15.161cm" svg:height="1.164cm" draw:z-index="16"><draw:image xlink:href="Pictures/10000201000002560000003965A654195793F946.png" xlink:type="simple" xlink:show="embed" xlink:actuate="onLoad"/></draw:frame></text:p>
            </text:list-header>
          </text:list>
        </text:list-item>
      </text:list>
      <text:p text:style-name="P15"><text:span text:style-name="T5">Caso de teste 2.e: opção de cálculo inválida</text:span></text:p>
      <text:list xml:id="list215953102836480" text:continue-numbering="true" text:style-name="WWNum1">
        <text:list-item>
          <text:list>
            <text:list-header>
              <text:p text:style-name="P22">Ângulo não informado</text:p>
            </text:list-header>
          </text:list>
        </text:list-item>
      </text:list>
      <text:p text:style-name="P21"><draw:frame draw:style-name="fr2" draw:name="image29.png" text:anchor-type="as-char" svg:y="0cm" svg:width="15.161cm" svg:height="0.767cm" draw:z-index="17"><draw:image xlink:href="Pictures/10000201000002420000002980BDC37922C9A654.png" xlink:type="simple" xlink:show="embed" xlink:actuate="onLoad"/></draw:frame></text:p>
      <text:p text:style-name="P9">Caso de teste 2.f: ângulo não informado</text:p>
      <text:list xml:id="list215953992707360" text:continue-numbering="true" text:style-name="WWNum1">
        <text:list-item>
          <text:list>
            <text:list-header>
              <text:p text:style-name="P22">Caracter informado no lugar do ângulo</text:p>
              <text:p text:style-name="P22"><draw:frame draw:style-name="fr3" draw:name="image26.png" text:anchor-type="as-char" svg:width="15.743cm" svg:height="0.767cm" draw:z-index="18"><draw:image xlink:href="Pictures/10000201000002510000002680B4F5C15F9512E9.png" xlink:type="simple" xlink:show="embed" xlink:actuate="onLoad"/></draw:frame></text:p>
            </text:list-header>
          </text:list>
        </text:list-item>
      </text:list>
      <text:p text:style-name="P17"><text:span text:style-name="T5">Caso de teste 2.g: caracter informado no lugar do ângulo</text:span></text:p>
      <text:list xml:id="list215952966672631" text:continue-numbering="true" text:style-name="WWNum1">
        <text:list-header>
          <text:p text:style-name="P28"><text:soft-page-break/>Carga sobre demanda</text:p>
        </text:list-header>
      </text:list>
      <text:p text:style-name="P29"/>
      <text:list xml:id="list215952499704159" text:continue-numbering="true" text:style-name="WWNum1">
        <text:list-item>
          <text:list>
            <text:list-header>
              <text:p text:style-name="P24">Cálculo do seno de 0 (zero)</text:p>
              <text:p text:style-name="P24"><draw:frame draw:style-name="fr3" draw:name="image24.png" text:anchor-type="as-char" svg:width="15.478cm" svg:height="0.82cm" draw:z-index="19"><draw:image xlink:href="Pictures/1000020100000260000000235C59341C5571C923.png" xlink:type="simple" xlink:show="embed" xlink:actuate="onLoad"/></draw:frame></text:p>
            </text:list-header>
          </text:list>
        </text:list-item>
      </text:list>
      <text:p text:style-name="P9">Caso de teste 3.a: cálculo do seno de 0</text:p>
      <text:list xml:id="list215952851651785" text:continue-numbering="true" text:style-name="WWNum1">
        <text:list-item>
          <text:list>
            <text:list-header>
              <text:p text:style-name="P24">Cálculo do seno de 1.5<text:span text:style-name="T9">7</text:span></text:p>
              <text:p text:style-name="P24"><draw:frame draw:style-name="fr3" draw:name="image19.png" text:anchor-type="as-char" svg:width="15.887cm" svg:height="0.82cm" draw:z-index="11"><draw:image xlink:href="Pictures/100002010000026B00000028E2CB678406EF203B.png" xlink:type="simple" xlink:show="embed" xlink:actuate="onLoad"/></draw:frame></text:p>
            </text:list-header>
          </text:list>
        </text:list-item>
      </text:list>
      <text:p text:style-name="P9">Caso de teste 3.b: cálculo do seno de 1.57</text:p>
      <text:list xml:id="list215953126862928" text:continue-numbering="true" text:style-name="WWNum1">
        <text:list-item>
          <text:list>
            <text:list-header>
              <text:p text:style-name="P22">Cálculo do arco seno de 0 (zero)</text:p>
            </text:list-header>
          </text:list>
        </text:list-item>
      </text:list>
      <text:p text:style-name="P21"><draw:frame draw:style-name="fr6" draw:name="Image5" text:anchor-type="paragraph" svg:x="0.52cm" svg:y="0.078cm" svg:width="14.016cm" svg:height="0.87cm" draw:z-index="20"><draw:image xlink:href="Pictures/100002010000025400000025391AAF1CBFAEE4D0.png" xlink:type="simple" xlink:show="embed" xlink:actuate="onLoad"/></draw:frame></text:p>
      <text:p text:style-name="P21"/>
      <text:list xml:id="list215953618386970" text:continue-numbering="true" text:style-name="WWNum1">
        <text:list-item>
          <text:list>
            <text:list-header>
              <text:p text:style-name="P22"/>
              <text:p text:style-name="P1">Caso de teste <text:span text:style-name="T4">3</text:span>.<text:span text:style-name="T4">c</text:span>: cálculo do <text:span text:style-name="T4">arco </text:span>seno de 0</text:p>
              <text:p text:style-name="P22">Cálculo do arco seno de 0.999<text:span text:style-name="T4">8</text:span></text:p>
              <text:p text:style-name="P22"><draw:frame draw:style-name="fr6" draw:name="Image6" text:anchor-type="paragraph" svg:x="1.443cm" svg:y="-0.217cm" svg:width="14.016cm" svg:height="0.859cm" draw:z-index="21"><draw:image xlink:href="Pictures/100002010000027C000000276116A428AE8C7E4B.png" xlink:type="simple" xlink:show="embed" xlink:actuate="onLoad"/></draw:frame></text:p>
            </text:list-header>
          </text:list>
        </text:list-item>
      </text:list>
      <text:p text:style-name="P21"/>
      <text:p text:style-name="P8"><text:s text:c="7"/><text:span text:style-name="T5">Caso de teste 3.</text:span><text:span text:style-name="T6">d</text:span><text:span text:style-name="T5">: cálculo do </text:span><text:span text:style-name="T6">arco</text:span><text:span text:style-name="T5"> seno de </text:span><text:span text:style-name="T6">0,9998</text:span></text:p>
      <text:p text:style-name="P8"><text:span text:style-name="T6"/></text:p>
      <text:list xml:id="list215953077380744" text:continue-numbering="true" text:style-name="WWNum1">
        <text:list-item>
          <text:list>
            <text:list-header>
              <text:p text:style-name="P24">Opção de cálculo inválida</text:p>
              <text:p text:style-name="P24"><draw:frame draw:style-name="fr3" draw:name="image17.png" text:anchor-type="as-char" svg:width="15.399cm" svg:height="1.164cm" draw:z-index="14"><draw:image xlink:href="Pictures/10000201000002540000003B821B1783C52FC895.png" xlink:type="simple" xlink:show="embed" xlink:actuate="onLoad"/></draw:frame></text:p>
            </text:list-header>
          </text:list>
        </text:list-item>
      </text:list>
      <text:p text:style-name="P9">Caso de teste 3.e: opção de cálculo inválida</text:p>
      <text:list xml:id="list215952727659918" text:continue-numbering="true" text:style-name="WWNum1">
        <text:list-item>
          <text:list>
            <text:list-header>
              <text:p text:style-name="P24">Ângulo não informado</text:p>
              <text:p text:style-name="P24"><draw:frame draw:style-name="fr3" draw:name="image28.png" text:anchor-type="as-char" svg:width="15.161cm" svg:height="0.981cm" draw:z-index="13"><draw:image xlink:href="Pictures/100002010000024900000027BD03171914FE98D7.png" xlink:type="simple" xlink:show="embed" xlink:actuate="onLoad"/></draw:frame></text:p>
            </text:list-header>
          </text:list>
        </text:list-item>
      </text:list>
      <text:p text:style-name="P9">Caso de teste 3.f: ângulo não informado</text:p>
      <text:list xml:id="list215953635471973" text:continue-numbering="true" text:style-name="WWNum1">
        <text:list-item>
          <text:list>
            <text:list-header>
              <text:p text:style-name="P24">Caracter informado no lugar do ângulo</text:p>
              <text:p text:style-name="P24"><draw:frame draw:style-name="fr3" draw:name="image30.png" text:anchor-type="as-char" svg:width="15.161cm" svg:height="0.923cm" draw:z-index="12"><draw:image xlink:href="Pictures/10000201000002530000002905FC1063BBE7EAC0.png" xlink:type="simple" xlink:show="embed" xlink:actuate="onLoad"/></draw:frame></text:p>
            </text:list-header>
          </text:list>
        </text:list-item>
      </text:list>
      <text:p text:style-name="P12">Caso de teste 3.g: caracter informado no lugar do ângulo</text:p>
      <text:p text:style-name="P53"><text:span text:style-name="T7">Numeros negativos:</text:span></text:p>
      <text:p text:style-name="P20"><draw:frame draw:style-name="fr6" draw:name="Figura1" text:anchor-type="paragraph" svg:x="0.635cm" svg:y="0cm" svg:width="15.286cm" svg:height="0.797cm" draw:z-index="22"><draw:image xlink:href="Pictures/10000201000002B100000024D677DC797399B9BA.png" xlink:type="simple" xlink:show="embed" xlink:actuate="onLoad"/></draw:frame></text:p>
      <text:p text:style-name="P11">Caso de teste: <text:span text:style-name="T7">calculo do seno de -0,5</text:span></text:p>
      <text:p text:style-name="P13"><draw:frame draw:style-name="fr1" draw:name="Figura2" text:anchor-type="paragraph" svg:width="15.921cm" svg:height="0.833cm" draw:z-index="0"><draw:image xlink:href="Pictures/10000201000002B000000024A381C7DFF9183C91.png" xlink:type="simple" xlink:show="embed" xlink:actuate="onLoad"/></draw:frame></text:p>
      <text:p text:style-name="P13"/>
      <text:p text:style-name="P13"/>
      <text:p text:style-name="P13"/>
      <text:p text:style-name="P11">Caso de teste: <text:span text:style-name="T7">calculo do arco seno de -0,4794</text:span></text:p>
      <text:p text:style-name="P48"><text:bookmark text:name="_gygodme6pas2"/><text:soft-page-break/>Respostas das questões</text:p>
      <text:list xml:id="list5854527487150200138" text:style-name="WWNum4">
        <text:list-item>
          <text:p text:style-name="P5">Em relação ao programa que contempla os itens a) e b), quais foram as alterações de códigos-fonte necessárias para a solução (se houverem)?</text:p>
        </text:list-item>
      </text:list>
      <text:p text:style-name="P40"/>
      <text:p text:style-name="P42">Não houve nenhuma alteração nos códigos-fonte. A única alteração necessária foi no makefile. A diferença entre o makefile de cada item é que no item <text:span text:style-name="T1">a</text:span> é necessário gerar o arquivo libseno.a, feito com o comando </text:p>
      <text:p text:style-name="P41">ar cr libseno.a libseno.o</text:p>
      <text:p text:style-name="P42">e no item <text:span text:style-name="T1">b</text:span> é necessário gerar o arquivo libseno.so, feito com o comando</text:p>
      <text:p text:style-name="P41">gcc -fPIC -o libseno.o -c libseno.c</text:p>
      <text:p text:style-name="P14"/>
      <text:list xml:id="list215953414450851" text:continue-numbering="true" text:style-name="WWNum4">
        <text:list-item>
          <text:p text:style-name="P5">Dados os conhecimentos adquiridos em função desse trabalho, indique vantagens e problemas decorrentes da utilização de bibliotecas dinâmicas.</text:p>
        </text:list-item>
      </text:list>
      <text:p text:style-name="P40"/>
      <text:p text:style-name="P42">As vantagens são um uso menor memória para armazenamento do programa e facilidade para atualizar uma biblioteca (pois não é necessário compilar todos os arquivos novamente, somente a biblioteca atualizada).</text:p>
      <text:p text:style-name="P42"/>
      <text:p text:style-name="P42">A principal desvantagem está relacionada à essa facilidade de atualizar as bibliotecas, pois muitos arquivos podem depender de uma determinada biblioteca e se essa for atualizada pode quebrar algum deles. Outra desvantagem é se você não sabe onde o programa será instalado, já que, na compilação dos arquivos, essas bibliotecas são buscadas nas pastas padrões do sistema.</text:p>
      <text:p text:style-name="P42"/>
      <text:list xml:id="list215952169893576" text:continue-numbering="true" text:style-name="WWNum4">
        <text:list-item>
          <text:p text:style-name="P6">Em relação às dependências do binário das aplicações criadas como soluções aos itens anteriores (a, b e c):</text:p>
          <text:list>
            <text:list-item>
              <text:p text:style-name="P7">Quais são as dependências necessárias para a execução da aplicação? (Uma resposta para cada item).</text:p>
            </text:list-item>
          </text:list>
        </text:list-item>
      </text:list>
      <text:p text:style-name="P43">Para a biblioteca estática são necessárias linux-vdso.so.1, libc.so.6 e ld-linux-x86-64.so.2. Para a biblioteca dinâmica são necessárias as mesmas com <text:soft-page-break/>acréscimo da libseno.so. E para a carga sobre demanda são necessárias linux-vdso.so.1, libdl.so.2, libc.so.6 e ld-linux-x86-64.so.2.</text:p>
      <text:p text:style-name="P39"/>
      <text:list xml:id="list215953681276519" text:continue-numbering="true" text:style-name="WWNum4">
        <text:list-item>
          <text:list>
            <text:list-item>
              <text:p text:style-name="P7">Em relação ao posicionamento em memória, entre as instanciações da sua aplicação houve alguma alteração de endereçamento das dependências na memória?</text:p>
            </text:list-item>
          </text:list>
        </text:list-item>
      </text:list>
      <text:p text:style-name="P43">Houve, por exemplo, a linux-vdso.so.1 é armazenada em 0x00007f7bbe0a8000 para a biblioteca estática, em 0x00007fff45eb8000 para a dinâmica e em 0x00007ffea235b000 para a carga sobre dema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1.27cm" fo:margin-right="0cm" fo:margin-top="0cm" fo:margin-bottom="0cm" loext:contextual-spacing="true" fo:line-height="150%" fo:text-align="justify" style:justify-single-word="false" fo:keep-together="auto" fo:orphans="2" fo:widows="2" fo:hyphenation-ladder-count="no-limit" fo:text-indent="-0.635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50%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1T21:59:49.067595499</dc:date>
    <meta:editing-duration>PT19S</meta:editing-duration>
    <meta:editing-cycles>2</meta:editing-cycles>
    <meta:document-statistic meta:table-count="0" meta:image-count="23" meta:object-count="0" meta:page-count="6" meta:paragraph-count="97" meta:word-count="904" meta:character-count="5296" meta:non-whitespace-character-count="4466"/>
  </office:meta>
</office:document-meta>
</file>